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182c" officeooo:paragraph-rsid="001a182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a182c" officeooo:paragraph-rsid="001a182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b8841" officeooo:paragraph-rsid="001b8841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1a182c" officeooo:paragraph-rsid="001a182c" style:font-size-asian="12.25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font-weight="normal" officeooo:rsid="001b8841" officeooo:paragraph-rsid="001b8841" style:font-size-asian="12.25pt" style:font-weight-asian="normal" style:font-size-complex="14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4pt" fo:font-weight="normal" officeooo:rsid="001b8841" officeooo:paragraph-rsid="001b884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be496" officeooo:paragraph-rsid="001be496" style:font-size-asian="12.25pt" style:font-weight-asian="normal" style:font-size-complex="14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fo:font-weight="normal" officeooo:rsid="001be496" officeooo:paragraph-rsid="001be496" style:font-size-asian="12.25pt" style:font-weight-asian="normal" style:font-size-complex="14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4pt" fo:font-weight="normal" officeooo:rsid="001be496" officeooo:paragraph-rsid="001be49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cce63" officeooo:paragraph-rsid="001cce6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e0191" officeooo:paragraph-rsid="001e0191" style:font-size-asian="12.25pt" style:font-weight-asian="normal" style:font-size-complex="14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4pt" fo:font-weight="normal" officeooo:rsid="001e0191" officeooo:paragraph-rsid="001e019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e4e3f" officeooo:paragraph-rsid="001e4e3f" style:font-size-asian="12.25pt" style:font-weight-asian="normal" style:font-size-complex="14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4pt" fo:font-weight="normal" officeooo:rsid="001e4e3f" officeooo:paragraph-rsid="001e4e3f" style:font-size-asian="12.25pt" style:font-weight-asian="normal" style:font-size-complex="14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4pt" fo:font-weight="normal" officeooo:rsid="001fd67d" officeooo:paragraph-rsid="001fd67d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fd67d" officeooo:paragraph-rsid="001fd67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072ac" officeooo:paragraph-rsid="002072ac" style:font-size-asian="12.25pt" style:font-weight-asian="normal" style:font-size-complex="14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ize="14pt" fo:font-weight="normal" officeooo:rsid="002072ac" officeooo:paragraph-rsid="002072ac" style:font-size-asian="12.25pt" style:font-weight-asian="normal" style:font-size-complex="14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4pt" fo:font-weight="normal" officeooo:rsid="002072ac" officeooo:paragraph-rsid="002072a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12009" officeooo:paragraph-rsid="00212009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17e0b" officeooo:paragraph-rsid="00217e0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cce63" officeooo:paragraph-rsid="001cce63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2072ac" officeooo:paragraph-rsid="002072ac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1b8841" officeooo:paragraph-rsid="001b884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1cce63" officeooo:paragraph-rsid="001cce63" style:font-size-asian="16pt" style:font-weight-asian="bold" style:font-size-complex="16pt" style:font-weight-complex="bold"/>
    </style:style>
    <style:style style:name="T1" style:family="text">
      <style:text-properties officeooo:rsid="001b8841"/>
    </style:style>
    <style:style style:name="T2" style:family="text">
      <style:text-properties officeooo:rsid="001cce6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e4e3f"/>
    </style:style>
    <style:style style:name="T6" style:family="text">
      <style:text-properties officeooo:rsid="001fd67d"/>
    </style:style>
    <style:style style:name="T7" style:family="text">
      <style:text-properties officeooo:rsid="002072ac"/>
    </style:style>
    <style:style style:name="T8" style:family="text">
      <style:text-properties officeooo:rsid="00217e0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.02.2022 Противодействие техническим средствам разведки</text:p>
      <text:p text:style-name="P2">Противодействие техническим средствам разведки (ПДТСР) — входит в общую систему мер по защите государственной тайны и конфиденциальной информации и представляет собой совокупность согласованных мероприятий предназначенных для исключения и существенного затруднения, добывание противником охраняемых сведений с помощью технических средств разведки.</text:p>
      <text:p text:style-name="P2">Особая роль ПДТСР обусловлена принципиальной открытостью системы управления конкурентов и противников в части каналов получения информации о наших силах и средствах то есть:</text:p>
      <text:list xml:id="list1875580001" text:style-name="L1">
        <text:list-item>
          <text:p text:style-name="P4">Добывание информации о противоборствующей стороне предполагает наличие информационных потоков от физических носителей охраняемых сведений системе управления противника.</text:p>
        </text:list-item>
      </text:list>
      <text:p text:style-name="P2">Кроме того, и<text:span text:style-name="T1">с</text:span>к<text:span text:style-name="T1">а</text:span>ж<text:span text:style-name="T1">е</text:span>ние или снижение качества получаемой информации, непосредственно влияет на принимаемые противником решения и через его систему управления на способы и приемы исполнения решений.</text:p>
      <text:p text:style-name="P2">Обн<text:span text:style-name="T1">а</text:span>ружение и анализ дем<text:span text:style-name="T1">а</text:span>скирующих признаков</text:p>
      <text:p text:style-name="P24"><text:span text:style-name="T2">1. </text:span>В системе технической разведки реализуется обнаружение и анализ демаскирующих признаков. По мимо это, организация противодействия включает в себя следующие направления:</text:p>
      <text:list xml:id="list141190788" text:style-name="L2">
        <text:list-item>
          <text:p text:style-name="P5">Организация по работе с внешними и внутренними угрозами</text:p>
        </text:list-item>
        <text:list-item>
          <text:p text:style-name="P5">Организация режима и охраны</text:p>
        </text:list-item>
        <text:list-item>
          <text:p text:style-name="P5">Организация </text:p>
        </text:list-item>
        <text:list-item>
          <text:p text:style-name="P5">Организация</text:p>
        </text:list-item>
        <text:list-item>
          <text:p text:style-name="P5">Организация</text:p>
        </text:list-item>
      </text:list>
      <text:p text:style-name="P3">Обнаружение демаскирующих заключается в выполнении следующих операций:</text:p>
      <text:list xml:id="list444598002" text:style-name="L3">
        <text:list-item>
          <text:p text:style-name="P6">Поиск и обнаружение энергии демаскирующих признаков в пространстве, времени по спектру и так далее.</text:p>
        </text:list-item>
        <text:list-item>
          <text:p text:style-name="P6">Выделение демаскирующих признаков из искусственных и естественных помех.</text:p>
        </text:list-item>
      </text:list>
      <text:p text:style-name="P7">Анализ демаскирующих признаков заключается в выполнении следующих мероприятий:</text:p>
      <text:list xml:id="list1844283236" text:style-name="L4">
        <text:list-item>
          <text:p text:style-name="P8">Распределение демаскирующих признаков различных объектов.</text:p>
        </text:list-item>
        <text:list-item>
          <text:p text:style-name="P8">Оценка параметров демаскирующих признаков.</text:p>
        </text:list-item>
        <text:list-item>
          <text:p text:style-name="P8">Сокращение избыточности информации.</text:p>
        </text:list-item>
        <text:list-item>
          <text:p text:style-name="P8">Регистрация,накопления и классификация демаскирующих признаков.</text:p>
        </text:list-item>
        <text:list-item>
          <text:p text:style-name="P8">Нахождение местоположения источника демаскирующих признаков.</text:p>
        </text:list-item>
        <text:list-item>
          <text:p text:style-name="P8">Распознавание смыслового содержания демаскирующих признаков.</text:p>
        </text:list-item>
        <text:list-item>
          <text:p text:style-name="P8">Выявление охраняемых сведений.</text:p>
        </text:list-item>
      </text:list>
      <text:p text:style-name="P7">В соответствии с вышеперечисленным, главным направлением снижения эффективности ТСР является:</text:p>
      <text:list xml:id="list3115893012" text:style-name="L5">
        <text:list-item>
          <text:p text:style-name="P9">Противодействие обнаружению демаскирующих признаков.</text:p>
        </text:list-item>
        <text:list-item>
          <text:p text:style-name="P9">Противодействие анализу демаскирующих признаков.</text:p>
        </text:list-item>
      </text:list>
      <text:p text:style-name="P7"><text:soft-page-break/>В организацию режима и охраны, входит исключение возможности тайного проникновения на территорию и в помещения посторонних лиц, обеспечение удобства контроля прохода и перемещения сотрудников и поситителей, создание отдельных производственных зон <text:span text:style-name="T2">по типу конфиденциальных работ с самостоятельными системами доступа, контроль соблюдения временного режима труда и прибывание на территорию персонала фирмы, организация и поддержания надежного пропускного режима и контроля сотрудников и посетителей.</text:span></text:p>
      <text:p text:style-name="P22"><text:span text:style-name="T4">2. Организация с работы с сотрудниками </text:span></text:p>
      <text:p text:style-name="P10">Предусматривает подбор и расстановку персонала включая ознакомление с сотрудниками, их изучение, обучение правилам работы с конфиденциальной информацией, ознакомление с мерами наказания за нарушение правил защиты информации.</text:p>
      <text:p text:style-name="P25">3. Организация работы с документами</text:p>
      <text:p text:style-name="P11">Подразумевает разработку и использование документов и носителей конфиденциальной информации их учет,хранение,исполнение,возврат,размножение и уничтожение.</text:p>
      <text:p text:style-name="P11">Состав службы безопасности часто включает в себя:</text:p>
      <text:list xml:id="list3011379792" text:style-name="L6">
        <text:list-item>
          <text:p text:style-name="P12">Подразделение режима и охраны.</text:p>
        </text:list-item>
        <text:list-item>
          <text:p text:style-name="P12">Инженерно-техническое подразделение.</text:p>
        </text:list-item>
        <text:list-item>
          <text:p text:style-name="P12">Информационно-аналитическое подразделение.</text:p>
        </text:list-item>
        <text:list-item>
          <text:p text:style-name="P12">Специальное подразделение обработки документов конфиденциального характера.</text:p>
        </text:list-item>
      </text:list>
      <text:p text:style-name="P11">Защита информации включает в себя целый комплекс мер по обеспечению целостности и конфиденциальности информации <text:span text:style-name="T5">при условии её доступности её пользователей имеющих соответствующие права.</text:span></text:p>
      <text:p text:style-name="P13"><text:span text:style-name="T3">Целостность</text:span> — это понятие определяющие сохранность качества информации и её свойств.</text:p>
      <text:p text:style-name="P13"><text:span text:style-name="T3">Конфиденциальность</text:span> — предполагает обеспечение секретности данных и доступа к определенной информации отдельным пользователям.</text:p>
      <text:p text:style-name="P13"><text:span text:style-name="T3">Доступность</text:span> — качество информации определяющая её быстрое и точное нахождение конкретных пользователей.</text:p>
      <text:p text:style-name="P13"><text:span text:style-name="T3">Цель защиты информации</text:span> — минимизация ущерба в следствии нарушения требований целостности,конфиденциальности и доступности.</text:p>
      <text:p text:style-name="P13">Система безопасности обеспечивается работой таких подразделений как:</text:p>
      <text:list xml:id="list1546390224" text:style-name="L7">
        <text:list-item>
          <text:p text:style-name="P14"><text:span text:style-name="T3">Компьютерная безопасность</text:span> - (работа этого подразделения основано на принятии технологических и административных мер, которые обеспечивают качественную работу всех аппаратных компьютерных систем что позволяет создать единый целостный,доступный и конфиденциальный ресурс)</text:p>
        </text:list-item>
        <text:list-item>
          <text:p text:style-name="P14"><text:span text:style-name="T3">Безопасность данных</text:span> — (защита информации от халатных,случайных,неавторизированных или умышленных р<text:span text:style-name="T6">а</text:span>згл<text:span text:style-name="T7">о=</text:span>шений данных или взлома системы)</text:p>
        </text:list-item>
        <text:list-item>
          <text:p text:style-name="P14"><text:soft-page-break/><text:span text:style-name="T3">Безопасное ПО</text:span> — (комплекс прикладных и общ<text:span text:style-name="T6">е-</text:span>целевых программ <text:span text:style-name="T6">средств направленных на обеспечение безопасной работы всех систем и безопасную обработку данных)</text:span></text:p>
        </text:list-item>
        <text:list-item>
          <text:p text:style-name="P15"><text:span text:style-name="T3">Безопасность коммуникаций</text:span> — (обеспечивается за счет аутентификации систем телекоммуникаций предотвращающих доступность информации неавторизированным лицам которое может быть выдано на телекоммуникационный запрос)</text:p>
        </text:list-item>
      </text:list>
      <text:p text:style-name="P16">В современных условиях интеллектуальная собственность имеет особую ценность не только для бизнеса но и для всей государственной и международной экономики .Обеспечение защиты информации торговых марок,авторский прав и других объектов интеллектуальной собственности способствует успешному развитию и получению стабильных доходов.</text:p>
      <text:p text:style-name="P17">Техническая разведка классифицируется по видам используемых аппаратуры и подразделяется на:</text:p>
      <text:list xml:id="list1544664906" text:style-name="L8">
        <text:list-item>
          <text:p text:style-name="P18">Космическую </text:p>
        </text:list-item>
        <text:list-item>
          <text:p text:style-name="P18">Воздушную </text:p>
        </text:list-item>
        <text:list-item>
          <text:p text:style-name="P18">Морскую </text:p>
        </text:list-item>
        <text:list-item>
          <text:p text:style-name="P18">Наземная </text:p>
        </text:list-item>
      </text:list>
      <text:p text:style-name="P17">то есть в основу классификации положено место размещения аппаратуры разведки.</text:p>
      <text:p text:style-name="P17">В основу же классификации технической разведки по используемой аппаратуре положен физический принцип построения аппаратуры разведки. В соответствии с этим принципом техническая разведка разделяется на:</text:p>
      <text:list xml:id="list2088994451" text:style-name="L9">
        <text:list-item>
          <text:p text:style-name="P19">Оптическую </text:p>
        </text:list-item>
        <text:list-item>
          <text:p text:style-name="P19">Оптико-электронную </text:p>
        </text:list-item>
        <text:list-item>
          <text:p text:style-name="P19">Радиоэлектронную</text:p>
        </text:list-item>
        <text:list-item>
          <text:p text:style-name="P19">Гидроакустическую </text:p>
        </text:list-item>
        <text:list-item>
          <text:p text:style-name="P19">Акустическую </text:p>
        </text:list-item>
        <text:list-item>
          <text:p text:style-name="P19">Химическую</text:p>
        </text:list-item>
        <text:list-item>
          <text:p text:style-name="P19">Радиационную</text:p>
        </text:list-item>
        <text:list-item>
          <text:p text:style-name="P19">Сейсмическую </text:p>
        </text:list-item>
        <text:list-item>
          <text:p text:style-name="P19">Магнитометрическую</text:p>
        </text:list-item>
        <text:list-item>
          <text:p text:style-name="P19">Компьютерную </text:p>
        </text:list-item>
      </text:list>
      <text:p text:style-name="P13"/>
      <text:p text:style-name="P13"/>
      <text:p text:style-name="P23">Тест </text:p>
      <text:p text:style-name="P17">1. Укажите основные цели организации противодействия технической разведки</text:p>
      <text:p text:style-name="P20">Ответ: 2 </text:p>
      <text:p text:style-name="P20">2. Отметьте элементы организации противодействия технической разведки</text:p>
      <text:p text:style-name="P20">Ответ: 3 </text:p>
      <text:p text:style-name="P20">3. Что является источником информации для технических разведок</text:p>
      <text:p text:style-name="P20">Ответ: 4</text:p>
      <text:p text:style-name="P20">4. Что относится к активным методам защиты от акустической разведки</text:p>
      <text:p text:style-name="P20">Ответ: <text:span text:style-name="T8">2 </text:span></text:p>
      <text:p text:style-name="P21">5. К оптическим способам разведки относится</text:p>
      <text:p text:style-name="P21"><text:soft-page-break/>Ответ: 4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44:51.476485361</meta:creation-date>
    <meta:generator>LibreOffice/7.3.7.2$Linux_X86_64 LibreOffice_project/30$Build-2</meta:generator>
    <dc:date>2023-02-10T14:55:29.931159054</dc:date>
    <meta:editing-duration>PT21M59S</meta:editing-duration>
    <meta:editing-cycles>3</meta:editing-cycles>
    <meta:document-statistic meta:table-count="0" meta:image-count="0" meta:object-count="0" meta:page-count="4" meta:paragraph-count="75" meta:word-count="706" meta:character-count="6052" meta:non-whitespace-character-count="5435"/>
  </office:meta>
</office:document-meta>
</file>